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 BERHAN BERK AKGÜN _ 21120205310 _ BİL 121 */</text:p>
      <text:p text:style-name="Standard"/>
      <text:p text:style-name="Standard">#include &lt;stdio.h&gt;</text:p>
      <text:p text:style-name="Standard"/>
      <text:p text:style-name="Standard">int main()</text:p>
      <text:p text:style-name="Standard">{</text:p>
      <text:p text:style-name="Standard"><text:tab/>// 1-100 arasındaki romen rakamlarının onluk sistemdeki eşitlerini ekrana yazdıran program.</text:p>
      <text:p text:style-name="Standard"><text:tab/></text:p>
      <text:p text:style-name="Standard"><text:s text:c="4"/>int i=1,j=1,k,x,y,t,l,f,m,z,a;</text:p>
      <text:p text:style-name="Standard"><text:s text:c="4"/></text:p>
      <text:p text:style-name="Standard"><text:s text:c="4"/>printf(" 1'den 100'e kadar olan sayilarin romen rakami karsiliklari :\n\n");</text:p>
      <text:p text:style-name="Standard"><text:s text:c="4"/></text:p>
      <text:p text:style-name="Standard"><text:s text:c="4"/>while(i&lt;=100){</text:p>
      <text:p text:style-name="Standard"><text:s text:c="8"/>if(i==100){</text:p>
      <text:p text:style-name="Standard"><text:s text:c="12"/>printf(" %d C",i);</text:p>
      <text:p text:style-name="Standard"><text:s text:c="8"/>}</text:p>
      <text:p text:style-name="Standard"><text:s text:c="8"/>if(i&gt;=90&amp;&amp;i&lt;=99){</text:p>
      <text:p text:style-name="Standard"><text:s text:c="12"/>printf(" %d XC",i);</text:p>
      <text:p text:style-name="Standard"><text:s text:c="12"/>if(i==90){</text:p>
      <text:p text:style-name="Standard"><text:s text:c="16"/>printf("\n");</text:p>
      <text:p text:style-name="Standard"><text:s text:c="12"/>}</text:p>
      <text:p text:style-name="Standard"><text:s text:c="8"/>}</text:p>
      <text:p text:style-name="Standard"><text:s text:c="8"/>if(i&gt;=50&amp;&amp;i&lt;=89){</text:p>
      <text:p text:style-name="Standard"><text:s text:c="12"/>printf(" %d L",i);</text:p>
      <text:p text:style-name="Standard"><text:s text:c="12"/>if(i==50){</text:p>
      <text:p text:style-name="Standard"><text:s text:c="16"/>printf("\n");</text:p>
      <text:p text:style-name="Standard"><text:s text:c="12"/>}</text:p>
      <text:p text:style-name="Standard"><text:s text:c="8"/>}</text:p>
      <text:p text:style-name="Standard"><text:s text:c="8"/>if(i&gt;=60&amp;&amp;i&lt;=89){</text:p>
      <text:p text:style-name="Standard"><text:s text:c="12"/>z = i/10 - 5;</text:p>
      <text:p text:style-name="Standard"><text:s text:c="12"/>for(a=1;a&lt;=z;a++){</text:p>
      <text:p text:style-name="Standard"><text:s text:c="16"/>printf("X");</text:p>
      <text:p text:style-name="Standard"><text:s text:c="12"/>}</text:p>
      <text:p text:style-name="Standard"><text:s text:c="12"/>if(60==i||70==i||80==i){</text:p>
      <text:p text:style-name="Standard"><text:s text:c="16"/>printf("\n");</text:p>
      <text:p text:style-name="Standard"><text:s text:c="12"/>} <text:s text:c="11"/></text:p>
      <text:p text:style-name="Standard"><text:s text:c="8"/>}</text:p>
      <text:p text:style-name="Standard"><text:s text:c="8"/>if(i&gt;=40&amp;&amp;i&lt;=49){</text:p>
      <text:p text:style-name="Standard"><text:s text:c="12"/>printf(" %d XL",i);</text:p>
      <text:p text:style-name="Standard"><text:s text:c="12"/>if(i==40){</text:p>
      <text:p text:style-name="Standard"><text:s text:c="16"/>printf("\n");</text:p>
      <text:p text:style-name="Standard"><text:s text:c="12"/>}</text:p>
      <text:p text:style-name="Standard"><text:s text:c="8"/>}</text:p>
      <text:p text:style-name="Standard"><text:s text:c="8"/>if(i&gt;=10&amp;&amp;i&lt;=39){</text:p>
      <text:p text:style-name="Standard"><text:s text:c="12"/>m = i/10;</text:p>
      <text:p text:style-name="Standard"><text:s text:c="12"/>printf(" %d ",i);</text:p>
      <text:p text:style-name="Standard"><text:s text:c="12"/>for(f=1;f&lt;=m;f++){</text:p>
      <text:p text:style-name="Standard"><text:s text:c="16"/>printf("X");</text:p>
      <text:p text:style-name="Standard"><text:s text:c="12"/>}</text:p>
      <text:p text:style-name="Standard"><text:s text:c="12"/>if(10==i||20==i||30==i){</text:p>
      <text:p text:style-name="Standard"><text:s text:c="16"/>printf("\n");</text:p>
      <text:p text:style-name="Standard"><text:s text:c="12"/>}</text:p>
      <text:p text:style-name="Standard"><text:soft-page-break/><text:s text:c="8"/>}</text:p>
      <text:p text:style-name="Standard"><text:s text:c="8"/>if(i&gt;=1&amp;&amp;i&lt;=9){</text:p>
      <text:p text:style-name="Standard"><text:s text:c="12"/>printf(" %d ",i);</text:p>
      <text:p text:style-name="Standard"><text:s text:c="8"/>}</text:p>
      <text:p text:style-name="Standard"><text:s text:c="8"/>if(9==i%10){</text:p>
      <text:p text:style-name="Standard"><text:s text:c="12"/>printf("IX\n");</text:p>
      <text:p text:style-name="Standard"><text:s text:c="8"/>}</text:p>
      <text:p text:style-name="Standard"><text:s text:c="8"/>if(6==i%10||7==i%10||8==i%10){</text:p>
      <text:p text:style-name="Standard"><text:s text:c="12"/>y = i%10 - 5;</text:p>
      <text:p text:style-name="Standard"><text:s text:c="12"/>printf("V");</text:p>
      <text:p text:style-name="Standard"><text:s text:c="12"/>for(t=1;t&lt;=y;t++){</text:p>
      <text:p text:style-name="Standard"><text:s text:c="16"/>printf("I");</text:p>
      <text:p text:style-name="Standard"><text:s text:c="12"/>}</text:p>
      <text:p text:style-name="Standard"><text:s text:c="12"/>printf("\n");</text:p>
      <text:p text:style-name="Standard"><text:s text:c="8"/>}</text:p>
      <text:p text:style-name="Standard"><text:s text:c="8"/>if(5==i%10){</text:p>
      <text:p text:style-name="Standard"><text:s text:c="12"/>printf("V\n");</text:p>
      <text:p text:style-name="Standard"><text:s text:c="8"/>}</text:p>
      <text:p text:style-name="Standard"><text:s text:c="8"/>if(4==i%10){</text:p>
      <text:p text:style-name="Standard"><text:s text:c="12"/>printf("IV\n");</text:p>
      <text:p text:style-name="Standard"><text:s text:c="8"/>}</text:p>
      <text:p text:style-name="Standard"><text:s text:c="8"/>if(1==i%10||2==i%10||3==i%10){</text:p>
      <text:p text:style-name="Standard"><text:s text:c="12"/>x = i%10;</text:p>
      <text:p text:style-name="Standard"><text:s text:c="12"/>for(k=1;k&lt;=x;k++){</text:p>
      <text:p text:style-name="Standard"><text:s text:c="16"/>printf("I");</text:p>
      <text:p text:style-name="Standard"><text:s text:c="12"/>}</text:p>
      <text:p text:style-name="Standard"><text:s text:c="12"/>printf("\n");</text:p>
      <text:p text:style-name="Standard"><text:s text:c="8"/>}</text:p>
      <text:p text:style-name="Standard"><text:s text:c="8"/>i++;</text:p>
      <text:p text:style-name="Standard"><text:s text:c="4"/>}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S</meta:editing-duration>
    <meta:editing-cycles>3</meta:editing-cycles>
    <meta:generator>OpenOffice/4.1.8$Win32 OpenOffice.org_project/418m3$Build-9803</meta:generator>
    <dc:date>2021-11-21T14:35:42.73</dc:date>
    <meta:document-statistic meta:table-count="0" meta:image-count="0" meta:object-count="0" meta:page-count="2" meta:paragraph-count="82" meta:word-count="135" meta:character-count="1821"/>
    <meta:user-defined meta:name="Info 1"/>
    <meta:user-defined meta:name="Info 2"/>
    <meta:user-defined meta:name="Info 3"/>
    <meta:user-defined meta:name="Info 4"/>
  </office:meta>
</office:document-meta>
</file>